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159" officeooo:paragraph-rsid="000df159"/>
    </style:style>
    <style:style style:name="P2" style:family="paragraph" style:parent-style-name="Standard">
      <style:text-properties officeooo:rsid="000e0692" officeooo:paragraph-rsid="000e0692"/>
    </style:style>
    <style:style style:name="P3" style:family="paragraph" style:parent-style-name="Standard">
      <style:text-properties fo:font-weight="bold" officeooo:rsid="000df159" officeooo:paragraph-rsid="000df1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6" style:family="paragraph" style:parent-style-name="Standard">
      <style:text-properties fo:font-weight="bold" officeooo:rsid="001929c3" officeooo:paragraph-rsid="001929c3" style:font-weight-asian="bold" style:font-weight-complex="bold"/>
    </style:style>
    <style:style style:name="P7" style:family="paragraph" style:parent-style-name="Standard">
      <style:text-properties officeooo:rsid="00101b13" officeooo:paragraph-rsid="00101b13"/>
    </style:style>
    <style:style style:name="P8" style:family="paragraph" style:parent-style-name="Standard">
      <style:text-properties officeooo:rsid="00116c2e" officeooo:paragraph-rsid="00116c2e"/>
    </style:style>
    <style:style style:name="P9" style:family="paragraph" style:parent-style-name="Standard" style:list-style-name="L1">
      <style:text-properties fo:font-weight="normal" officeooo:rsid="00163bd5" officeooo:paragraph-rsid="00163bd5" style:font-weight-asian="normal" style:font-weight-complex="normal"/>
    </style:style>
    <style:style style:name="P10" style:family="paragraph" style:parent-style-name="Standard">
      <style:text-properties officeooo:rsid="0019bd0d" officeooo:paragraph-rsid="0019bd0d"/>
    </style:style>
    <style:style style:name="P11" style:family="paragraph" style:parent-style-name="Standard">
      <style:text-properties officeooo:rsid="001b5706" officeooo:paragraph-rsid="001b5706"/>
    </style:style>
    <style:style style:name="P12" style:family="paragraph" style:parent-style-name="Standard">
      <style:text-properties officeooo:rsid="001929c3" officeooo:paragraph-rsid="00101b13"/>
    </style:style>
    <style:style style:name="P13" style:family="paragraph" style:parent-style-name="Standard">
      <style:text-properties officeooo:rsid="001929c3" officeooo:paragraph-rsid="001b5706"/>
    </style:style>
    <style:style style:name="P14" style:family="paragraph" style:parent-style-name="Standard">
      <style:text-properties fo:font-weight="bold" officeooo:rsid="001b5706" officeooo:paragraph-rsid="001b5706" style:font-weight-asian="bold" style:font-weight-complex="bold"/>
    </style:style>
    <style:style style:name="T1" style:family="text">
      <style:text-properties officeooo:rsid="000ee4ed"/>
    </style:style>
    <style:style style:name="T2" style:family="text">
      <style:text-properties officeooo:rsid="00116c2e"/>
    </style:style>
    <style:style style:name="T3" style:family="text">
      <style:text-properties officeooo:rsid="001973c3"/>
    </style:style>
    <style:style style:name="T4" style:family="text">
      <style:text-properties officeooo:rsid="001cedb5"/>
    </style:style>
    <style:style style:name="T5" style:family="text">
      <style:text-properties officeooo:rsid="001e09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 de Pós-Graduação em Engenharia de Teleinformática</text:p>
      <text:p text:style-name="P5">TIP8415 – Engenharia de Software</text:p>
      <text:p text:style-name="P5">Revisão Sistemática: Especificação da temática e definição dos objetivos de pesquisa</text:p>
      <text:p text:style-name="P4">Artur Rodrigues Rocha Neto – 431951 – Março/2019</text:p>
      <text:p text:style-name="P11"/>
      <text:p text:style-name="P14">0. Título</text:p>
      <text:p text:style-name="P13">Reconhecimento Facial em Nuvens de Pontos: uma Revisão Sistemática</text:p>
      <text:p text:style-name="P1"/>
      <text:p text:style-name="P3">1. Identificação do problema</text:p>
      <text:p text:style-name="P2">Nuvens de pontos são estruturas de dados que armazenam informações espaciais em 3 dimensões e representam uma alternativa robusta às imagens bidimensionais em diversas aplicações, como reconhecimento facial. <text:span text:style-name="T1">O</text:span> aumento na popularidade de técnicas <text:span text:style-name="T1">de nuvens de pontos nesse campo faz necessária uma síntese do conteúdo científico pertinente afim de esclarecer questões de pesquisa importantes àqueles envolvidos na área.</text:span></text:p>
      <text:p text:style-name="P2"/>
      <text:p text:style-name="P3">2. Descrição do objetivo da Revisão Sistemática</text:p>
      <text:p text:style-name="P10">Investigar <text:span text:style-name="T5">e apontar os métodos, suas </text:span>etapas, <text:span text:style-name="T4">artefatos, experimentos e resultados</text:span> na literatura <text:span text:style-name="T5">recente no campo do</text:span> reconhecimento faci<text:span text:style-name="T4">a</text:span>l usando nuvens de pontos.</text:p>
      <text:p text:style-name="P1"/>
      <text:p text:style-name="P3">3. Poproposição das questões de pesquisa</text:p>
      <text:list xml:id="list912521408" text:style-name="L1">
        <text:list-item>
          <text:p text:style-name="P9">Quais experimentos são usados para medir a qualidade das técnicas?</text:p>
        </text:list-item>
        <text:list-item>
          <text:p text:style-name="P9">Quais bases de dados são mais utilizadas?</text:p>
        </text:list-item>
        <text:list-item>
          <text:p text:style-name="P9">Quais passos de pré-processamento nas nuvens são mais comumente usados?</text:p>
        </text:list-item>
        <text:list-item>
          <text:p text:style-name="P9">Quais descritores e/ou atributos são normalmente extraídos?</text:p>
        </text:list-item>
        <text:list-item>
          <text:p text:style-name="P9">Quais modelos de predição (classificadores) normalmente escolhidos?</text:p>
        </text:list-item>
        <text:list-item>
          <text:p text:style-name="P9">É possível apontar um modelo de reconhecimento facial como o estado da <text:span text:style-name="T3">arte</text:span>?</text:p>
        </text:list-item>
      </text:list>
      <text:p text:style-name="P8"/>
      <text:p text:style-name="P3">4. Palavras-chave e sinônimos</text:p>
      <text:p text:style-name="P7">nuvens de pontos, imagens de profundidade, imagens 3d, reconhecimento facial, <text:span text:style-name="T2">extração de atributos, classificação, representação da face, pontos fiduciais, unidades de ação, registro, descritores 3d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3-14T17:05:44.855029991</dc:date>
    <meta:editing-duration>PT1H54M5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27" meta:character-count="1607" meta:non-whitespace-character-count="1402"/>
  </office:meta>
</office:document-meta>
</file>